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7437in" svg:height="4.3555in" svg:x="3.6287in" svg:y="0.152in">
            <draw:object draw:notify-on-update-of-ranges="Sheet1.A9:Sheet1.A9 Sheet1.A10:Sheet1.A15 Sheet1.B9:Sheet1.B9 Sheet1.B10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7437in" svg:height="4.3555in" svg:x="3.5559in" svg:y="5.0122in">
            <draw:object draw:notify-on-update-of-ranges="Sheet1.A10:Sheet1.A15 Sheet1.C9:Sheet1.C9 Sheet1.C10:Sheet1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Critical compressive load/inch</text:p>
          </table:table-cell>
          <table:table-cell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Burst Pressure for minimum weight</text:p>
          </table:table-cell>
          <table:table-cell/>
        </table:table-row>
        <table:table-row table:style-name="ro1">
          <table:table-cell office:value-type="string" calcext:value-type="string">
            <text:p>Ftu</text:p>
          </table:table-cell>
          <table:table-cell office:value-type="string" calcext:value-type="string">
            <text:p>Ultimate Tensile Stress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Youngs Mou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Ncr/ER</text:p>
          </table:table-cell>
          <table:table-cell table:style-name="ce2" office:value-type="string" calcext:value-type="string">
            <text:p>Po/Ftu</text:p>
          </table:table-cell>
          <table:table-cell table:style-name="ce2" office:value-type="string" calcext:value-type="string">
            <text:p>tmin/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8T09:05:55.844000000</meta:creation-date>
    <meta:generator>LibreOffice/6.3.4.2$Windows_X86_64 LibreOffice_project/60da17e045e08f1793c57c00ba83cdfce946d0aa</meta:generator>
    <dc:date>2021-11-18T10:08:51.428000000</dc:date>
    <meta:editing-duration>PT31M28S</meta:editing-duration>
    <meta:editing-cycles>5</meta:editing-cycles>
    <meta:document-statistic meta:table-count="1" meta:cell-count="3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1cm" svg:stroke-color="#004586"/>
    </style:style>
    <style:style style:name="ch12" style:family="chart" style:data-style-name="N121">
      <style:text-properties fo:font-size="12pt" fo:font-weight="bol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7cm" svg:height="11.064cm" xlink:href=".." xlink:type="simple" chart:class="chart:scatter" chart:style-name="ch1">
        <chart:title svg:x="8.863cm" svg:y="0.356cm" chart:style-name="ch2">
          <text:p>Fig 4.2.3</text:p>
        </chart:title>
        <chart:subtitle svg:x="4.584cm" svg:y="1.362cm" chart:style-name="ch3">
          <text:p>Weight of Optimized Compression-Critical Isogrid Cylinders</text:p>
        </chart:subtitle>
        <chart:legend svg:x="9.143cm" svg:y="6.536cm" style:legend-expansion="custom" chartooo:width="3.462cm" chartooo:height="1.086cm" style:legend-expansion-aspect-ratio="3.1878453038674" chart:style-name="ch4"/>
        <chart:plot-area chart:style-name="ch5" table:cell-range-address="Sheet1.A9:Sheet1.B15" chart:data-source-has-labels="row" svg:x="1.701cm" svg:y="2.25cm" svg:width="17.576cm" svg:height="7.315cm">
          <chartooo:coordinate-region svg:x="2.524cm" svg:y="2.447cm" svg:width="16.275cm" svg:height="6.476cm"/>
          <chart:axis chart:dimension="x" chart:name="primary-x" chart:style-name="ch6">
            <chart:title svg:x="8.643cm" svg:y="9.787cm" chart:style-name="ch7">
              <text:p>Ncr/ER (x10^7)</text:p>
            </chart:title>
          </chart:axis>
          <chart:axis chart:dimension="y" chart:name="primary-y" chart:style-name="ch6">
            <chart:title svg:x="0.451cm" svg:y="6.774cm" chart:style-name="ch8">
              <text:p>Po/Ftu</text:p>
            </chart:title>
            <chart:grid chart:style-name="ch9" chart:class="major"/>
          </chart:axis>
          <chart:series chart:style-name="ch10" chart:values-cell-range-address="Sheet1.B10:Sheet1.B15" chart:label-cell-address="Sheet1.B9:Sheet1.B9" chart:class="chart:scatter">
            <chart:domain table:cell-range-address="Sheet1.A10:Sheet1.A15"/>
            <chart:regression-curve chart:style-name="ch11">
              <chart:equation chart:display-equation="true" chart:display-r-square="true" chart:style-name="ch12"/>
            </chart:regression-curve>
            <chart:data-point chart:repeated="4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/Ftu</text:p>
                <draw:g>
                  <svg:desc>Sheet1.B9:Sheet1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0:Sheet1.A15</svg:desc>
                </draw:g>
              </table:table-cell>
              <table:table-cell office:value-type="float" office:value="1.15">
                <text:p>1.15</text:p>
                <draw:g>
                  <svg:desc>Sheet1.B10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70">
                <text:p>2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4pt" fo:font-weight="bold" style:font-size-asian="9pt" style:font-size-complex="9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1cm" svg:stroke-color="#004586"/>
    </style:style>
    <style:style style:name="ch12" style:family="chart" style:data-style-name="N121">
      <style:text-properties fo:font-size="12pt" fo:font-weight="bol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7cm" svg:height="11.064cm" xlink:href=".." xlink:type="simple" chart:class="chart:scatter" chart:style-name="ch1">
        <chart:title svg:x="8.863cm" svg:y="0.356cm" chart:style-name="ch2">
          <text:p>Fig 4.2.3</text:p>
        </chart:title>
        <chart:subtitle svg:x="4.584cm" svg:y="1.362cm" chart:style-name="ch3">
          <text:p>Weight of Optimized Compression-Critical Isogrid Cylinders</text:p>
        </chart:subtitle>
        <chart:legend svg:x="9.143cm" svg:y="6.536cm" style:legend-expansion="custom" chartooo:width="3.462cm" chartooo:height="1.086cm" style:legend-expansion-aspect-ratio="3.1878453038674" chart:style-name="ch4"/>
        <chart:plot-area chart:style-name="ch5" table:cell-range-address="Sheet1.A10:Sheet1.A15 Sheet1.C9:Sheet1.C15" chart:data-source-has-labels="row" svg:x="1.701cm" svg:y="2.25cm" svg:width="17.576cm" svg:height="7.315cm">
          <chartooo:coordinate-region svg:x="2.524cm" svg:y="2.447cm" svg:width="16.275cm" svg:height="6.476cm"/>
          <chart:axis chart:dimension="x" chart:name="primary-x" chart:style-name="ch6">
            <chart:title svg:x="9.575cm" svg:y="9.788cm" chart:style-name="ch7">
              <text:p>Ncr/ER (x10^7)</text:p>
            </chart:title>
          </chart:axis>
          <chart:axis chart:dimension="y" chart:name="primary-y" chart:style-name="ch6">
            <chart:title svg:x="0.451cm" svg:y="6.774cm" chart:style-name="ch8">
              <text:p>tmin/R</text:p>
            </chart:title>
            <chart:grid chart:style-name="ch9" chart:class="major"/>
          </chart:axis>
          <chart:series chart:style-name="ch10" chart:values-cell-range-address="Sheet1.C10:Sheet1.C15" chart:label-cell-address="Sheet1.C9:Sheet1.C9" chart:class="chart:scatter">
            <chart:domain table:cell-range-address="Sheet1.A10:Sheet1.A15"/>
            <chart:regression-curve chart:style-name="ch11">
              <chart:equation chart:display-equation="true" chart:display-r-square="true" chart:style-name="ch12"/>
            </chart:regression-curve>
            <chart:data-point chart:repeated="4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min/R</text:p>
                <draw:g>
                  <svg:desc>Sheet1.C9:Sheet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0:Sheet1.A15</svg:desc>
                </draw:g>
              </table:table-cell>
              <table:table-cell office:value-type="float" office:value="1.65">
                <text:p>1.65</text:p>
                <draw:g>
                  <svg:desc>Sheet1.C10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